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top" draw:auto-grow-height="false" fo:min-height="6.99cm" fo:min-width="3cm"/>
      <style:paragraph-properties style:writing-mode="lr-tb"/>
    </style:style>
    <style:style style:name="gr2" style:family="graphic" style:parent-style-name="Default_5f_2_5f_1_5f_3_5f_1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17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3" style:family="graphic" style:parent-style-name="Default_5f_2_5f_1_5f_3_5f_1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18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4" style:family="graphic" style:parent-style-name="Default_5f_2_5f_1_5f_3_5f_2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21cm" fo:min-width="1.118cm" fo:padding-top="0.142cm" fo:padding-bottom="0.142cm" fo:padding-left="0.267cm" fo:padding-right="0.267cm" draw:shadow="visible" draw:shadow-offset-x="0.035cm" draw:shadow-offset-y="0.035cm" loext:shadow-blur="0.17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512cm" fo:min-width="1.978cm"/>
      <style:paragraph-properties style:writing-mode="lr-tb"/>
    </style:style>
    <style:style style:name="gr6" style:family="graphic" style:parent-style-name="standard">
      <style:graphic-properties svg:stroke-color="#000000" draw:marker-start="Circle" draw:marker-start-width="0.3cm" draw:marker-end="Circle" draw:marker-end-width="0.3cm" draw:textarea-vertical-align="middle"/>
    </style:style>
    <style:style style:name="P1" style:family="paragraph">
      <style:paragraph-properties fo:text-align="center" style:writing-mode="lr-tb"/>
      <style:text-properties style:font-name="Liberation Sans1" fo:font-size="11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1" fo:font-size="11pt"/>
    </style:style>
    <style:style style:name="P3" style:family="paragraph"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T1" style:family="text">
      <style:text-properties style:font-name="Liberation Sans1" fo:font-size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cm" svg:height="7.24cm" svg:x="7.325cm" svg:y="2.471cm">
          <text:p text:style-name="P1"><text:span text:style-name="T1">In-time</text:span></text:p>
          <text:p text:style-name="P1"><text:span text:style-name="T1">Real-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7.24cm" svg:x="3.535cm" svg:y="2.471cm">
          <text:p text:style-name="P1"><text:span text:style-name="T1">Out-of-ti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7cm" svg:height="2.363cm" svg:x="4.023cm" svg:y="3.569cm">
          <text:p text:style-name="P3"><text:span text:style-name="T2">Analy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287cm" svg:height="2.363cm" svg:x="7.83cm" svg:y="6.95cm">
          <text:p text:style-name="P3"><text:span text:style-name="T2">Perform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288cm" svg:height="2.363cm" svg:x="7.829cm" svg:y="3.569cm">
          <text:p text:style-name="P3"><text:span text:style-name="T2">Percei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288cm" svg:height="2.363cm" svg:x="4.022cm" svg:y="6.95cm">
          <text:p text:style-name="P3"><text:span text:style-name="T2">Maker, </text:span></text:p>
          <text:p text:style-name="P3"><text:span text:style-name="T2">Composer,</text:span></text:p>
          <text:p text:style-name="P3"><text:span text:style-name="T2">Produc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78cm" svg:height="0.762cm" svg:x="1.191cm" svg:y="3.201cm">
          <text:p text:style-name="P1"><text:span text:style-name="T1">Experien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8cm" svg:height="0.762cm" svg:x="1cm" svg:y="8.799cm">
          <text:p text:style-name="P1"><text:span text:style-name="T1">Creation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2cm" svg:y1="3.335cm" svg:x2="1.2cm" svg:y2="9.33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_5f_1" style:display-name="Object without fill_1_1_1_1_1" style:family="graphic" style:parent-style-name="Default_5f_1_5f_1_5f_1_5f_1_5f_1">
      <style:graphic-properties svg:stroke-color="#000000" draw:fill="none"/>
    </style:style>
    <style:style style:name="Default_5f_2_5f_1_5f_2" style:display-name="Default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2" style:display-name="Default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2" style:display-name="Object without fill_1_1_1_2" style:family="graphic" style:parent-style-name="Default_5f_1_5f_1_5f_1_5f_2">
      <style:graphic-properties svg:stroke-color="#000000" draw:fill="none"/>
    </style:style>
    <style:style style:name="Default_5f_2_5f_1_5f_3" style:display-name="Default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" style:display-name="Default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3" style:display-name="Default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3" style:display-name="Default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3" style:display-name="Object without fill_1_1_1_3" style:family="graphic" style:parent-style-name="Default_5f_1_5f_1_5f_1_5f_3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3">
      <style:graphic-properties svg:stroke-color="#000000" draw:fill="none"/>
    </style:style>
    <style:style style:name="Default_5f_2_5f_1_5f_3_5f_1" style:display-name="Default_2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" style:display-name="Default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" style:display-name="Default_2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" style:display-name="Default_2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4">
      <style:graphic-properties svg:stroke-color="#000000" draw:fill="none"/>
    </style:style>
    <style:style style:name="Default_5f_2_5f_1_5f_3_5f_3" style:display-name="Default_2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3" style:display-name="Default_2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5">
      <style:graphic-properties svg:stroke-color="#000000" draw:fill="none"/>
    </style:style>
    <style:style style:name="Default_5f_2_5f_1_5f_3_5f_4" style:display-name="Default_2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4" style:display-name="Default_2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1" style:display-name="Default_2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1" style:display-name="Default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1" style:display-name="Default_2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1" style:display-name="Default_2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2" style:display-name="Default_2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2" style:display-name="Default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2" style:display-name="Default_2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2" style:display-name="Default_2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3" style:display-name="Default_2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3" style:display-name="Default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3" style:display-name="Default_2_1_3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3" style:display-name="Default_2_1_3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" style:display-name="Default_2_1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" style:display-name="Default_2_1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" style:display-name="Default_2_1_3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" style:display-name="Default_2_1_3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" style:display-name="Default_2_1_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" style:display-name="Default_2_1_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" style:display-name="Default_2_1_3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" style:display-name="Default_2_1_3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5" style:display-name="Default_2_1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5" style:display-name="Default_2_1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1_5f_4_5f_1_5f_1" style:display-name="Default_2_1_3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1_5f_4_5f_1_5f_1" style:display-name="Default_2_1_3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3_5f_2_5f_4_5f_1_5f_1" style:display-name="Default_2_1_3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3_5f_2_5f_4_5f_1_5f_1" style:display-name="Default_2_1_3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10:10:42.938239500</meta:creation-date>
    <dc:date>2021-08-17T10:41:14.129825126</dc:date>
    <meta:editing-duration>PT2H26S</meta:editing-duration>
    <meta:editing-cycles>32</meta:editing-cycles>
    <meta:generator>LibreOffice/7.1.4.2$Linux_X86_64 LibreOffice_project/10$Build-2</meta:generator>
    <dc:creator>Alexander Refsum Jensenius</dc:creator>
    <meta:document-statistic meta:object-count="9"/>
  </office:meta>
</office:document-meta>
</file>